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PageStyle_5f_Réponses_20_de_20_formulaire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1">
      <style:table-cell-properties fo:background-color="#eeeeee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Réponses de formulaire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>
            <text:p>Horodateur</text:p>
          </table:table-cell>
          <table:table-cell table:style-name="ce1" office:value-type="string">
            <text:p>Dessin # </text:p>
          </table:table-cell>
          <table:table-cell table:style-name="ce1" office:value-type="string">
            <text:p>Stars</text:p>
          </table:table-cell>
          <table:table-cell table:style-name="ce1" office:value-type="string">
            <text:p>Light line</text:p>
          </table:table-cell>
          <table:table-cell table:style-name="ce1" office:value-type="string">
            <text:p>Heavy Line</text:p>
          </table:table-cell>
          <table:table-cell/>
          <table:table-cell office:value-type="string">
            <text:p>Stars</text:p>
          </table:table-cell>
          <table:table-cell office:value-type="string">
            <text:p>Light Line</text:p>
          </table:table-cell>
          <table:table-cell office:value-type="string">
            <text:p>Heavy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757523148">
            <text:p>4/2/2013 13:49: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formula="of:=AVERAGE([.B2:.B6])" office:value-type="float" office:value="1">
            <text:p>1</text:p>
          </table:table-cell>
          <table:table-cell table:formula="of:=AVERAGE([.C2:.C6])" office:value-type="float" office:value="1.8">
            <text:p>1,8</text:p>
          </table:table-cell>
          <table:table-cell table:formula="of:=AVERAGE([.D2:.D6])" office:value-type="float" office:value="1.8">
            <text:p>1,8</text:p>
          </table:table-cell>
          <table:table-cell table:formula="of:=AVERAGE([.E2:.E6])" office:value-type="float" office:value="1.2">
            <text:p>1,2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921527778">
            <text:p>4/2/2013 14:12:4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52546296">
            <text:p>4/2/2013 14:17: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66435185">
            <text:p>4/2/2013 14:33:3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247916667">
            <text:p>4/2/2013 14:59:4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63657407">
            <text:p>4/2/2013 13:49:58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table:formula="of:=AVERAGE([.B7:.B10])" office:value-type="float" office:value="2">
            <text:p>2</text:p>
          </table:table-cell>
          <table:table-cell table:formula="of:=AVERAGE([.C7:.C10])" office:value-type="float" office:value="6.25">
            <text:p>6,25</text:p>
          </table:table-cell>
          <table:table-cell table:formula="of:=AVERAGE([.D7:.D10])" office:value-type="float" office:value="10.75">
            <text:p>10,75</text:p>
          </table:table-cell>
          <table:table-cell table:formula="of:=AVERAGE([.E7:.E10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50347222">
            <text:p>4/2/2013 14:02: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28819444">
            <text:p>4/2/2013 14:13:4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65046296">
            <text:p>4/2/2013 14:33: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82523148">
            <text:p>4/2/2013 13:52:4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table:formula="of:=AVERAGE([.B11:.B14])" office:value-type="float" office:value="3">
            <text:p>3</text:p>
          </table:table-cell>
          <table:table-cell table:formula="of:=AVERAGE([.C11:.C14])" office:value-type="float" office:value="5.25">
            <text:p>5,25</text:p>
          </table:table-cell>
          <table:table-cell table:formula="of:=AVERAGE([.D11:.D14])" office:value-type="float" office:value="5">
            <text:p>5</text:p>
          </table:table-cell>
          <table:table-cell table:formula="of:=AVERAGE([.E11:.E14])" office:value-type="float" office:value="2.25">
            <text:p>2,2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978587963">
            <text:p>4/2/2013 14:20: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101967593">
            <text:p>4/2/2013 14:38:4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285300926">
            <text:p>4/2/2013 15:05:0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77546296">
            <text:p>4/2/2013 13:51:5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formula="of:=AVERAGE([.B15:.B19])" office:value-type="float" office:value="4">
            <text:p>4</text:p>
          </table:table-cell>
          <table:table-cell table:formula="of:=AVERAGE([.C15:.C19])" office:value-type="float" office:value="2.6">
            <text:p>2,6</text:p>
          </table:table-cell>
          <table:table-cell table:formula="of:=AVERAGE([.D15:.D19])" office:value-type="float" office:value="0">
            <text:p>0</text:p>
          </table:table-cell>
          <table:table-cell table:formula="of:=AVERAGE([.E15:.E19]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908564815">
            <text:p>4/2/2013 14:10:5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71990741">
            <text:p>4/2/2013 14:19:58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88541667">
            <text:p>4/2/2013 14:36:45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275">
            <text:p>4/2/2013 15:03:3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80439815">
            <text:p>4/2/2013 13:52:23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formula="of:=AVERAGE([.B20:.B24])" office:value-type="float" office:value="5.2">
            <text:p>5,2</text:p>
          </table:table-cell>
          <table:table-cell table:formula="of:=AVERAGE([.C20:.C24])" office:value-type="float" office:value="0.8">
            <text:p>0,8</text:p>
          </table:table-cell>
          <table:table-cell table:formula="of:=AVERAGE([.D20:.D24])" office:value-type="float" office:value="0.4">
            <text:p>0,4</text:p>
          </table:table-cell>
          <table:table-cell table:formula="of:=AVERAGE([.E20:.E24])" office:value-type="float" office:value="0">
            <text:p>0</text:p>
          </table:table-cell>
          <table:table-cell/>
          <table:table-cell table:formula="of:=AVERAGE([.B20:.B23])" office:value-type="float" office:value="5">
            <text:p>5</text:p>
          </table:table-cell>
          <table:table-cell table:formula="of:=AVERAGE([.C20:.C23])" office:value-type="float" office:value="1">
            <text:p>1</text:p>
          </table:table-cell>
          <table:table-cell table:formula="of:=AVERAGE([.D20:.D23])" office:value-type="float" office:value="0">
            <text:p>0</text:p>
          </table:table-cell>
          <table:table-cell table:formula="of:=AVERAGE([.E20:.E23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82523148">
            <text:p>4/2/2013 14:07:0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46527778">
            <text:p>4/2/2013 14:16:18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41782407">
            <text:p>4/2/2013 14:30: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809259259">
            <text:p>4/2/2013 13:56:3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formula="of:=AVERAGE([.B24:.B28])" office:value-type="float" office:value="6">
            <text:p>6</text:p>
          </table:table-cell>
          <table:table-cell table:formula="of:=AVERAGE([.C24:.C28])" office:value-type="float" office:value="1.2">
            <text:p>1,2</text:p>
          </table:table-cell>
          <table:table-cell table:formula="of:=AVERAGE([.D24:.D28])" office:value-type="float" office:value="3">
            <text:p>3</text:p>
          </table:table-cell>
          <table:table-cell table:formula="of:=AVERAGE([.E24:.E28])" office:value-type="float" office:value="0">
            <text:p>0</text:p>
          </table:table-cell>
          <table:table-cell/>
          <table:table-cell table:formula="of:=AVERAGE([.B24:.B27])" office:value-type="float" office:value="6">
            <text:p>6</text:p>
          </table:table-cell>
          <table:table-cell table:formula="of:=AVERAGE([.C24:.C27])" office:value-type="float" office:value="1">
            <text:p>1</text:p>
          </table:table-cell>
          <table:table-cell table:formula="of:=AVERAGE([.D24:.D27])" office:value-type="float" office:value="2.75">
            <text:p>2,75</text:p>
          </table:table-cell>
          <table:table-cell table:formula="of:=AVERAGE([.E24:.E27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78125">
            <text:p>4/2/2013 14:06:2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97453704">
            <text:p>4/2/2013 14:23:3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118865741">
            <text:p>4/2/2013 14:41:0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290740741">
            <text:p>4/2/2013 15:05:5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86342593">
            <text:p>4/2/2013 13:53:1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table:formula="of:=AVERAGE([.B29:.B32])" office:value-type="float" office:value="7">
            <text:p>7</text:p>
          </table:table-cell>
          <table:table-cell table:formula="of:=AVERAGE([.C29:.C32])" office:value-type="float" office:value="9.75">
            <text:p>9,75</text:p>
          </table:table-cell>
          <table:table-cell table:formula="of:=AVERAGE([.D29:.D32])" office:value-type="float" office:value="6.75">
            <text:p>6,75</text:p>
          </table:table-cell>
          <table:table-cell table:formula="of:=AVERAGE([.E29:.E32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87384259">
            <text:p>4/2/2013 14:07:4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50347222">
            <text:p>4/2/2013 14:16:5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40046296">
            <text:p>4/2/2013 14:29:46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75347222">
            <text:p>4/2/2013 13:51:3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formula="of:=AVERAGE([.B33:.B37])" office:value-type="float" office:value="8">
            <text:p>8</text:p>
          </table:table-cell>
          <table:table-cell table:formula="of:=AVERAGE([.C33:.C37])" office:value-type="float" office:value="3">
            <text:p>3</text:p>
          </table:table-cell>
          <table:table-cell table:formula="of:=AVERAGE([.D33:.D37])" office:value-type="float" office:value="8">
            <text:p>8</text:p>
          </table:table-cell>
          <table:table-cell table:formula="of:=AVERAGE([.E33:.E37]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913425926">
            <text:p>4/2/2013 14:11:3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69097222">
            <text:p>4/2/2013 14:19:3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84953704">
            <text:p>4/2/2013 14:36:1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270601852">
            <text:p>4/2/2013 15:02:5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90509259">
            <text:p>4/2/2013 13:53:5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formula="of:=AVERAGE([.B38:.B41])" office:value-type="float" office:value="9">
            <text:p>9</text:p>
          </table:table-cell>
          <table:table-cell table:formula="of:=AVERAGE([.C38:.C41])" office:value-type="float" office:value="9.25">
            <text:p>9,25</text:p>
          </table:table-cell>
          <table:table-cell table:formula="of:=AVERAGE([.D38:.D41])" office:value-type="float" office:value="10.25">
            <text:p>10,25</text:p>
          </table:table-cell>
          <table:table-cell table:formula="of:=AVERAGE([.E38:.E41])" office:value-type="float" office:value="1.25">
            <text:p>1,2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98032407">
            <text:p>4/2/2013 14:09:1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53819444">
            <text:p>4/2/2013 14:17:2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35416667">
            <text:p>4/2/2013 14:29:0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69097222">
            <text:p>4/2/2013 13:50:45</text:p>
          </table:table-cell>
          <table:table-cell table:number-columns-repeated="2" table:style-name="ce3" office:value-type="float" office:value="10">
            <text:p>1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5"/>
          <table:table-cell table:formula="of:=AVERAGE([.B42:.B45])" office:value-type="float" office:value="10">
            <text:p>10</text:p>
          </table:table-cell>
          <table:table-cell table:formula="of:=AVERAGE([.C42:.C45])" office:value-type="float" office:value="7.5">
            <text:p>7,5</text:p>
          </table:table-cell>
          <table:table-cell table:formula="of:=AVERAGE([.D42:.D45])" office:value-type="float" office:value="11.25">
            <text:p>11,25</text:p>
          </table:table-cell>
          <table:table-cell table:formula="of:=AVERAGE([.E42:.E45])" office:value-type="float" office:value="1.25">
            <text:p>1,2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56597222">
            <text:p>4/2/2013 14:03:2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33333333">
            <text:p>4/2/2013 14:14:2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6099537">
            <text:p>4/2/2013 14:32:4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802430556">
            <text:p>4/2/2013 13:55:3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formula="of:=AVERAGE([.B46:.B50])" office:value-type="float" office:value="11">
            <text:p>11</text:p>
          </table:table-cell>
          <table:table-cell table:formula="of:=AVERAGE([.C46:.C50])" office:value-type="float" office:value="3.2">
            <text:p>3,2</text:p>
          </table:table-cell>
          <table:table-cell table:formula="of:=AVERAGE([.D46:.D50])" office:value-type="float" office:value="10">
            <text:p>10</text:p>
          </table:table-cell>
          <table:table-cell table:formula="of:=AVERAGE([.E46:.E50])" office:value-type="float" office:value="3.4">
            <text:p>3,4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889583333">
            <text:p>4/2/2013 14:08:0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9212963">
            <text:p>4/2/2013 14:22:5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114814815">
            <text:p>4/2/2013 14:40:3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449074074">
            <text:p>4/2/2013 15:28:4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72453704">
            <text:p>4/2/2013 13:51:1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formula="of:=AVERAGE([.B51:.B55])" office:value-type="float" office:value="12">
            <text:p>12</text:p>
          </table:table-cell>
          <table:table-cell table:formula="of:=AVERAGE([.C51:.C55])" office:value-type="float" office:value="5">
            <text:p>5</text:p>
          </table:table-cell>
          <table:table-cell table:formula="of:=AVERAGE([.D51:.D55])" office:value-type="float" office:value="6.4">
            <text:p>6,4</text:p>
          </table:table-cell>
          <table:table-cell table:formula="of:=AVERAGE([.E51:.E55])" office:value-type="float" office:value="0.2">
            <text:p>0,2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862268519">
            <text:p>4/2/2013 14:04:1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37037037">
            <text:p>4/2/2013 14:14:5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41435185">
            <text:p>4/2/2013 14:15:34</text:p>
          </table:table-cell>
          <table:table-cell table:style-name="ce3" office:value-type="float" office:value="12">
            <text:p>1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57060185">
            <text:p>4/2/2013 14:32:1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84953704">
            <text:p>4/2/2013 13:53:02</text:p>
          </table:table-cell>
          <table:table-cell table:style-name="ce3" office:value-type="float" office:value="13">
            <text:p>13</text:p>
          </table:table-cell>
          <table:table-cell table:number-columns-repeated="3" table:style-name="ce3" office:value-type="float" office:value="0">
            <text:p>0</text:p>
          </table:table-cell>
          <table:table-cell table:formula="of:=AVERAGE([.B56:.B60])" office:value-type="float" office:value="13">
            <text:p>13</text:p>
          </table:table-cell>
          <table:table-cell table:formula="of:=AVERAGE([.C56:.C60])" office:value-type="float" office:value="0.8">
            <text:p>0,8</text:p>
          </table:table-cell>
          <table:table-cell table:formula="of:=AVERAGE([.D56:.D60])" office:value-type="float" office:value="0">
            <text:p>0</text:p>
          </table:table-cell>
          <table:table-cell table:formula="of:=AVERAGE([.E56:.E60]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85787037">
            <text:p>4/2/2013 14:03:32</text:p>
          </table:table-cell>
          <table:table-cell table:style-name="ce3" office:value-type="float" office:value="13">
            <text:p>13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11574074">
            <text:p>4/2/2013 14:25:4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129976852">
            <text:p>4/2/2013 14:42:4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273842593">
            <text:p>4/2/2013 15:03:2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formula="of:=AVERAGE([.B60:.B64])" office:value-type="float" office:value="14">
            <text:p>14</text:p>
          </table:table-cell>
          <table:table-cell table:formula="of:=AVERAGE([.C60:.C64])" office:value-type="float" office:value="2">
            <text:p>2</text:p>
          </table:table-cell>
          <table:table-cell table:formula="of:=AVERAGE([.D60:.D64])" office:value-type="float" office:value="0.4">
            <text:p>0,4</text:p>
          </table:table-cell>
          <table:table-cell table:formula="of:=AVERAGE([.E60:.E64])" office:value-type="float" office:value="0.8">
            <text:p>0,8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778819444">
            <text:p>4/2/2013 13:52:09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45138889">
            <text:p>4/2/2013 14:16:0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46064815">
            <text:p>4/2/2013 14:30:38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9224537">
            <text:p>4/2/2013 13:54:0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5"/>
          <table:table-cell table:formula="of:=AVERAGE([.B64:.B67])" office:value-type="float" office:value="15">
            <text:p>15</text:p>
          </table:table-cell>
          <table:table-cell table:formula="of:=AVERAGE([.C64:.C67])" office:value-type="float" office:value="3.75">
            <text:p>3,75</text:p>
          </table:table-cell>
          <table:table-cell table:formula="of:=AVERAGE([.D64:.D67])" office:value-type="float" office:value="0">
            <text:p>0</text:p>
          </table:table-cell>
          <table:table-cell table:formula="of:=AVERAGE([.E64:.E67])" office:value-type="float" office:value="0.25">
            <text:p>0,2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985532407">
            <text:p>4/2/2013 14:21:5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107291667">
            <text:p>4/2/2013 14:39:27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394907407">
            <text:p>4/2/2013 15:20:5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8912037">
            <text:p>4/2/2013 13:53:38</text:p>
          </table:table-cell>
          <table:table-cell table:style-name="ce3" office:value-type="float" office:value="16">
            <text:p>16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/>
          <table:table-cell table:formula="of:=AVERAGE([.B68:.B71])" office:value-type="float" office:value="16">
            <text:p>16</text:p>
          </table:table-cell>
          <table:table-cell table:formula="of:=AVERAGE([.C68:.C71])" office:value-type="float" office:value="1">
            <text:p>1</text:p>
          </table:table-cell>
          <table:table-cell table:formula="of:=AVERAGE([.D68:.D71])" office:value-type="float" office:value="0">
            <text:p>0</text:p>
          </table:table-cell>
          <table:table-cell/>
          <table:table-cell table:formula="of:=AVERAGE([.B68:.B74])" office:value-type="float" office:value="16">
            <text:p>16</text:p>
          </table:table-cell>
          <table:table-cell table:formula="of:=AVERAGE([.C68:.C74])" office:value-type="float" office:value="1.4">
            <text:p>1,4</text:p>
          </table:table-cell>
          <table:table-cell table:formula="of:=AVERAGE([.D68:.D74])" office:value-type="float" office:value="0">
            <text:p>0</text:p>
          </table:table-cell>
          <table:table-cell table:formula="of:=AVERAGE([.E68:.E74])" office:value-type="float" office:value="0">
            <text:p>0</text:p>
          </table:table-cell>
          <table:table-cell table:number-columns-repeated="237"/>
        </table:table-row>
        <table:table-row table:style-name="ro2">
          <table:table-cell table:style-name="ce2"/>
          <table:table-cell table:style-name="ce3" table:number-columns-repeated="4"/>
          <table:table-cell table:number-columns-repeated="5"/>
          <table:table-cell table:formula="of:=AVERAGE([.B69:.B72])" office:value-type="float" office:value="16">
            <text:p>16</text:p>
          </table:table-cell>
          <table:table-cell table:formula="of:=AVERAGE([.C69:.C72])" office:value-type="float" office:value="1.66666666666667">
            <text:p>1,6666666667</text:p>
          </table:table-cell>
          <table:table-cell table:formula="of:=AVERAGE([.D69:.D72])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2" office:value-type="float" office:value="41366.5906018519">
            <text:p>4/2/2013 14:10:28</text:p>
          </table:table-cell>
          <table:table-cell table:style-name="ce3" office:value-type="float" office:value="16">
            <text:p>16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/>
          <table:table-cell table:formula="of:=AVERAGE([.B70:.B73])" office:value-type="float" office:value="16">
            <text:p>16</text:p>
          </table:table-cell>
          <table:table-cell table:formula="of:=AVERAGE([.C70:.C73])" office:value-type="float" office:value="1.66666666666667">
            <text:p>1,6666666667</text:p>
          </table:table-cell>
          <table:table-cell table:formula="of:=AVERAGE([.D70:.D73])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2" office:value-type="float" office:value="41366.5982986111">
            <text:p>4/2/2013 14:21:3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5"/>
          <table:table-cell table:formula="of:=AVERAGE([.B71:.B74])" office:value-type="float" office:value="16">
            <text:p>16</text:p>
          </table:table-cell>
          <table:table-cell table:formula="of:=AVERAGE([.C71:.C74])" office:value-type="float" office:value="2.33333333333333">
            <text:p>2,3333333333</text:p>
          </table:table-cell>
          <table:table-cell table:formula="of:=AVERAGE([.D71:.D74])" office:value-type="float" office:value="0">
            <text:p>0</text:p>
          </table:table-cell>
          <table:table-cell table:number-columns-repeated="242"/>
        </table:table-row>
        <table:table-row table:style-name="ro3">
          <table:table-cell table:style-name="ce2" office:value-type="float" office:value="41366.6104050926">
            <text:p>4/2/2013 14:38:59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5"/>
          <table:table-cell table:formula="of:=AVERAGE([.B72:.B75])" office:value-type="float" office:value="16.3333333333333">
            <text:p>16,3333333333</text:p>
          </table:table-cell>
          <table:table-cell table:formula="of:=AVERAGE([.C72:.C75])" office:value-type="float" office:value="4.33333333333333">
            <text:p>4,3333333333</text:p>
          </table:table-cell>
          <table:table-cell table:formula="of:=AVERAGE([.D72:.D75])" office:value-type="float" office:value="1.66666666666667">
            <text:p>1,6666666667</text:p>
          </table:table-cell>
          <table:table-cell/>
          <table:table-cell office:value-type="string">
            <text:p>!! Problem with drawing 16. Fixed using reviewer names.. (Two reviews for same drawing)</text:p>
          </table:table-cell>
          <table:table-cell table:number-columns-repeated="240"/>
        </table:table-row>
        <table:table-row table:style-name="ro2">
          <table:table-cell table:style-name="ce2"/>
          <table:table-cell table:style-name="ce3" table:number-columns-repeated="4"/>
          <table:table-cell table:number-columns-repeated="5"/>
          <table:table-cell table:formula="of:=AVERAGE([.B73:.B76])" office:value-type="float" office:value="16.6666666666667">
            <text:p>16,6666666667</text:p>
          </table:table-cell>
          <table:table-cell table:formula="of:=AVERAGE([.C73:.C76])" office:value-type="float" office:value="7.66666666666667">
            <text:p>7,6666666667</text:p>
          </table:table-cell>
          <table:table-cell table:formula="of:=AVERAGE([.D73:.D76])" office:value-type="float" office:value="5">
            <text:p>5</text:p>
          </table:table-cell>
          <table:table-cell table:number-columns-repeated="242"/>
        </table:table-row>
        <table:table-row table:style-name="ro1">
          <table:table-cell table:style-name="ce2" office:value-type="float" office:value="41366.6389583333">
            <text:p>4/2/2013 15:20:0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5"/>
          <table:table-cell table:formula="of:=AVERAGE([.B74:.B77])" office:value-type="float" office:value="16.75">
            <text:p>16,75</text:p>
          </table:table-cell>
          <table:table-cell table:formula="of:=AVERAGE([.C74:.C77])" office:value-type="float" office:value="5.75">
            <text:p>5,75</text:p>
          </table:table-cell>
          <table:table-cell table:formula="of:=AVERAGE([.D74:.D77])" office:value-type="float" office:value="6.25">
            <text:p>6,25</text:p>
          </table:table-cell>
          <table:table-cell table:number-columns-repeated="242"/>
        </table:table-row>
        <table:table-row table:style-name="ro1">
          <table:table-cell table:style-name="ce2" office:value-type="float" office:value="41366.5758449074">
            <text:p>4/2/2013 13:49:13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formula="of:=AVERAGE([.B75:.B78])" office:value-type="float" office:value="17">
            <text:p>17</text:p>
          </table:table-cell>
          <table:table-cell table:formula="of:=AVERAGE([.C75:.C78])" office:value-type="float" office:value="7.25">
            <text:p>7,25</text:p>
          </table:table-cell>
          <table:table-cell table:formula="of:=AVERAGE([.D75:.D78])" office:value-type="float" office:value="9">
            <text:p>9</text:p>
          </table:table-cell>
          <table:table-cell table:formula="of:=AVERAGE([.E75:.E78])" office:value-type="float" office:value="0.5">
            <text:p>0,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42592593">
            <text:p>4/2/2013 14:01:2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24537037">
            <text:p>4/2/2013 14:13:08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68518519">
            <text:p>4/2/2013 14:33:52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table:formula="of:=AVERAGE([.B78:.B81])" office:value-type="float" office:value="18">
            <text:p>18</text:p>
          </table:table-cell>
          <table:table-cell table:formula="of:=AVERAGE([.C78:.C81])" office:value-type="float" office:value="8.25">
            <text:p>8,25</text:p>
          </table:table-cell>
          <table:table-cell table:formula="of:=AVERAGE([.D78:.D81])" office:value-type="float" office:value="8.5">
            <text:p>8,5</text:p>
          </table:table-cell>
          <table:table-cell table:formula="of:=AVERAGE([.E78:.E81])" office:value-type="float" office:value="1.5">
            <text:p>1,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14583333">
            <text:p>4/2/2013 13:57:18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384606481">
            <text:p>4/2/2013 15:19:23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54282407">
            <text:p>4/2/2013 13:48:3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  <table:table-cell table:formula="of:=AVERAGE([.B81:.B84])" office:value-type="float" office:value="19">
            <text:p>19</text:p>
          </table:table-cell>
          <table:table-cell table:formula="of:=AVERAGE([.C81:.C84])" office:value-type="float" office:value="8.75">
            <text:p>8,75</text:p>
          </table:table-cell>
          <table:table-cell table:formula="of:=AVERAGE([.D81:.D84])" office:value-type="float" office:value="9.5">
            <text:p>9,5</text:p>
          </table:table-cell>
          <table:table-cell table:formula="of:=AVERAGE([.E81:.E84])" office:value-type="float" office:value="0.25">
            <text:p>0,2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31481481">
            <text:p>4/2/2013 13:59:44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table:formula="of:=AVERAGE([.B82:.B85])" office:value-type="float" office:value="19.25">
            <text:p>19,25</text:p>
          </table:table-cell>
          <table:table-cell table:formula="of:=AVERAGE([.C82:.C85])" office:value-type="float" office:value="5">
            <text:p>5</text:p>
          </table:table-cell>
          <table:table-cell table:formula="of:=AVERAGE([.D82:.D85])" office:value-type="float" office:value="8.75">
            <text:p>8,75</text:p>
          </table:table-cell>
          <table:table-cell table:number-columns-repeated="242"/>
        </table:table-row>
        <table:table-row table:style-name="ro1">
          <table:table-cell table:style-name="ce2" office:value-type="float" office:value="41366.5920949074">
            <text:p>4/2/2013 14:12:3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table:formula="of:=AVERAGE([.B83:.B86])" office:value-type="float" office:value="19.5">
            <text:p>19,5</text:p>
          </table:table-cell>
          <table:table-cell table:formula="of:=AVERAGE([.C83:.C86])" office:value-type="float" office:value="1.25">
            <text:p>1,25</text:p>
          </table:table-cell>
          <table:table-cell table:formula="of:=AVERAGE([.D83:.D86])" office:value-type="float" office:value="6">
            <text:p>6</text:p>
          </table:table-cell>
          <table:table-cell table:number-columns-repeated="242"/>
        </table:table-row>
        <table:table-row table:style-name="ro1">
          <table:table-cell table:style-name="ce2" office:value-type="float" office:value="41366.6076041667">
            <text:p>4/2/2013 14:34:5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table:formula="of:=AVERAGE([.B84:.B87])" office:value-type="float" office:value="19.75">
            <text:p>19,75</text:p>
          </table:table-cell>
          <table:table-cell table:formula="of:=AVERAGE([.C84:.C87])" office:value-type="float" office:value="1.5">
            <text:p>1,5</text:p>
          </table:table-cell>
          <table:table-cell table:formula="of:=AVERAGE([.D84:.D87])" office:value-type="float" office:value="3">
            <text:p>3</text:p>
          </table:table-cell>
          <table:table-cell table:number-columns-repeated="242"/>
        </table:table-row>
        <table:table-row table:style-name="ro1">
          <table:table-cell table:style-name="ce2" office:value-type="float" office:value="41366.5796527778">
            <text:p>4/2/2013 13:54:4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AVERAGE([.B85:.B89])" office:value-type="float" office:value="20">
            <text:p>20</text:p>
          </table:table-cell>
          <table:table-cell table:formula="of:=AVERAGE([.C85:.C89])" office:value-type="float" office:value="0.6">
            <text:p>0,6</text:p>
          </table:table-cell>
          <table:table-cell table:formula="of:=AVERAGE([.D85:.D89])" office:value-type="float" office:value="0.2">
            <text:p>0,2</text:p>
          </table:table-cell>
          <table:table-cell table:formula="of:=AVERAGE([.E85:.E89])" office:value-type="float" office:value="0.4">
            <text:p>0,4</text:p>
          </table:table-cell>
          <table:table-cell/>
          <table:table-cell table:formula="of:=AVERAGE([.B85:.B88])" office:value-type="float" office:value="20">
            <text:p>20</text:p>
          </table:table-cell>
          <table:table-cell table:formula="of:=AVERAGE([.C85:.C88])" office:value-type="float" office:value="0.5">
            <text:p>0,5</text:p>
          </table:table-cell>
          <table:table-cell table:formula="of:=AVERAGE([.D85:.D88])" office:value-type="float" office:value="0.25">
            <text:p>0,25</text:p>
          </table:table-cell>
          <table:table-cell table:number-columns-repeated="242"/>
        </table:table-row>
        <table:table-row table:style-name="ro1">
          <table:table-cell table:style-name="ce2" office:value-type="float" office:value="41366.5892361111">
            <text:p>4/2/2013 14:08:3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88078704">
            <text:p>4/2/2013 14:22:1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109259259">
            <text:p>4/2/2013 14:39:4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398958333">
            <text:p>4/2/2013 15:21:2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5"/>
          <table:table-cell table:formula="of:=AVERAGE([.B89:.B92])" office:value-type="float" office:value="21">
            <text:p>21</text:p>
          </table:table-cell>
          <table:table-cell table:formula="of:=AVERAGE([.C89:.C92])" office:value-type="float" office:value="0.75">
            <text:p>0,75</text:p>
          </table:table-cell>
          <table:table-cell table:formula="of:=AVERAGE([.D89:.D92])" office:value-type="float" office:value="0">
            <text:p>0</text:p>
          </table:table-cell>
          <table:table-cell table:formula="of:=AVERAGE([.E89:.E92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774537037">
            <text:p>4/2/2013 13:51:32</text:p>
          </table:table-cell>
          <table:table-cell table:style-name="ce3" office:value-type="float" office:value="21">
            <text:p>2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48842593">
            <text:p>4/2/2013 14:31:0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76157407">
            <text:p>4/2/2013 13:51:46</text:p>
          </table:table-cell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/>
          <table:table-cell table:formula="of:=AVERAGE([.B92:.B95])" office:value-type="float" office:value="22">
            <text:p>22</text:p>
          </table:table-cell>
          <table:table-cell table:formula="of:=AVERAGE([.C92:.C95])" office:value-type="float" office:value="1">
            <text:p>1</text:p>
          </table:table-cell>
          <table:table-cell table:formula="of:=AVERAGE([.D92:.D95])" office:value-type="float" office:value="0">
            <text:p>0</text:p>
          </table:table-cell>
          <table:table-cell table:formula="of:=AVERAGE([.E92:.E9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866319444">
            <text:p>4/2/2013 14:04:4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39930556">
            <text:p>4/2/2013 14:15:21</text:p>
          </table:table-cell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51388889">
            <text:p>4/2/2013 14:31:2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819907407">
            <text:p>4/2/2013 13:58:04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formula="of:=AVERAGE([.B96:.B100])" office:value-type="float" office:value="23">
            <text:p>23</text:p>
          </table:table-cell>
          <table:table-cell table:formula="of:=AVERAGE([.C96:.C100])" office:value-type="float" office:value="5">
            <text:p>5</text:p>
          </table:table-cell>
          <table:table-cell table:formula="of:=AVERAGE([.D96:.D100])" office:value-type="float" office:value="8.8">
            <text:p>8,8</text:p>
          </table:table-cell>
          <table:table-cell table:formula="of:=AVERAGE([.E96:.E100])" office:value-type="float" office:value="1.6">
            <text:p>1,6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868055556">
            <text:p>4/2/2013 14:05:0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0775463">
            <text:p>4/2/2013 14:25:0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127430556">
            <text:p>4/2/2013 14:42:2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371759259">
            <text:p>4/2/2013 15:17:3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94675926">
            <text:p>4/2/2013 13:54:26</text:p>
          </table:table-cell>
          <table:table-cell table:style-name="ce3" office:value-type="float" office:value="24">
            <text:p>24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/>
          <table:table-cell table:formula="of:=AVERAGE([.B101:.B104])" office:value-type="float" office:value="24">
            <text:p>24</text:p>
          </table:table-cell>
          <table:table-cell table:formula="of:=AVERAGE([.C101:.C104])" office:value-type="float" office:value="1.5">
            <text:p>1,5</text:p>
          </table:table-cell>
          <table:table-cell table:formula="of:=AVERAGE([.D101:.D104])" office:value-type="float" office:value="0">
            <text:p>0</text:p>
          </table:table-cell>
          <table:table-cell table:formula="of:=AVERAGE([.E101:.E104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902662037">
            <text:p>4/2/2013 14:09:59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5"/>
          <table:table-cell table:formula="of:=AVERAGE([.B102:.B105])" office:value-type="float" office:value="24.25">
            <text:p>24,25</text:p>
          </table:table-cell>
          <table:table-cell table:formula="of:=AVERAGE([.C102:.C105])" office:value-type="float" office:value="1.5">
            <text:p>1,5</text:p>
          </table:table-cell>
          <table:table-cell table:formula="of:=AVERAGE([.D102:.D105])" office:value-type="float" office:value="0">
            <text:p>0</text:p>
          </table:table-cell>
          <table:table-cell table:formula="of:=AVERAGE([.E102:.E105])" office:value-type="float" office:value="0.25">
            <text:p>0,2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908333333">
            <text:p>4/2/2013 14:10:48</text:p>
          </table:table-cell>
          <table:table-cell table:style-name="ce3" office:value-type="float" office:value="24">
            <text:p>24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/>
          <table:table-cell table:formula="of:=AVERAGE([.B103:.B106])" office:value-type="float" office:value="24.5">
            <text:p>24,5</text:p>
          </table:table-cell>
          <table:table-cell table:formula="of:=AVERAGE([.C103:.C106])" office:value-type="float" office:value="0.5">
            <text:p>0,5</text:p>
          </table:table-cell>
          <table:table-cell table:formula="of:=AVERAGE([.D103:.D106])" office:value-type="float" office:value="0.25">
            <text:p>0,25</text:p>
          </table:table-cell>
          <table:table-cell table:formula="of:=AVERAGE([.E103:.E106])" office:value-type="float" office:value="0.25">
            <text:p>0,2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6083796296">
            <text:p>4/2/2013 14:36:0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formula="of:=AVERAGE([.B104:.B108])" office:value-type="float" office:value="25">
            <text:p>25</text:p>
          </table:table-cell>
          <table:table-cell table:formula="of:=AVERAGE([.C104:.C108])" office:value-type="float" office:value="0.6">
            <text:p>0,6</text:p>
          </table:table-cell>
          <table:table-cell table:formula="of:=AVERAGE([.D104:.D108])" office:value-type="float" office:value="0.2">
            <text:p>0,2</text:p>
          </table:table-cell>
          <table:table-cell table:formula="of:=AVERAGE([.E104:.E108])" office:value-type="float" office:value="0.6">
            <text:p>0,6</text:p>
          </table:table-cell>
          <table:table-cell/>
          <table:table-cell table:formula="of:=AVERAGE([.B104:.B107])" office:value-type="float" office:value="24.75">
            <text:p>24,75</text:p>
          </table:table-cell>
          <table:table-cell table:formula="of:=AVERAGE([.C104:.C107])" office:value-type="float" office:value="0.75">
            <text:p>0,75</text:p>
          </table:table-cell>
          <table:table-cell table:formula="of:=AVERAGE([.D104:.D107])" office:value-type="float" office:value="0.25">
            <text:p>0,25</text:p>
          </table:table-cell>
          <table:table-cell table:formula="of:=AVERAGE([.E104:.E107])" office:value-type="float" office:value="0.75">
            <text:p>0,75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792939815">
            <text:p>4/2/2013 13:54:11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10648148">
            <text:p>4/2/2013 14:11:08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87037037">
            <text:p>4/2/2013 14:36:32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63888889">
            <text:p>4/2/2013 13:50:00</text:p>
          </table:table-cell>
          <table:table-cell table:style-name="ce3" office:value-type="float" office:value="26">
            <text:p>26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/>
          <table:table-cell table:formula="of:=AVERAGE([.B108:.B111])" office:value-type="float" office:value="26">
            <text:p>26</text:p>
          </table:table-cell>
          <table:table-cell table:formula="of:=AVERAGE([.C108:.C111])" office:value-type="float" office:value="0.5">
            <text:p>0,5</text:p>
          </table:table-cell>
          <table:table-cell table:formula="of:=AVERAGE([.D108:.D111])" office:value-type="float" office:value="0.25">
            <text:p>0,25</text:p>
          </table:table-cell>
          <table:table-cell table:formula="of:=AVERAGE([.E108:.E111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2" office:value-type="float" office:value="41366.5963425926">
            <text:p>4/2/2013 14:18:44</text:p>
          </table:table-cell>
          <table:table-cell table:style-name="ce3" office:value-type="float" office:value="26">
            <text:p>26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77777778">
            <text:p>4/2/2013 14:35:12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254861111">
            <text:p>4/2/2013 15:00:42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67013889">
            <text:p>4/2/2013 13:50:2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formula="of:=AVERAGE([.B112:.B116])" office:value-type="float" office:value="27">
            <text:p>27</text:p>
          </table:table-cell>
          <table:table-cell table:formula="of:=AVERAGE([.C112:.C116])" office:value-type="float" office:value="1.8">
            <text:p>1,8</text:p>
          </table:table-cell>
          <table:table-cell table:formula="of:=AVERAGE([.D112:.D116])" office:value-type="float" office:value="0">
            <text:p>0</text:p>
          </table:table-cell>
          <table:table-cell table:formula="of:=AVERAGE([.E112:.E116]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916898148">
            <text:p>4/2/2013 14:12:02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95775463">
            <text:p>4/2/2013 14:17:55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072453704">
            <text:p>4/2/2013 14:34: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625150463">
            <text:p>4/2/2013 15:00:1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" office:value-type="float" office:value="41366.5798611111">
            <text:p>4/2/2013 13:55: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formula="of:=AVERAGE([.B117:.B121])" office:value-type="float" office:value="28">
            <text:p>28</text:p>
          </table:table-cell>
          <table:table-cell table:formula="of:=AVERAGE([.C117:.C121])" office:value-type="float" office:value="9.4">
            <text:p>9,4</text:p>
          </table:table-cell>
          <table:table-cell table:formula="of:=AVERAGE([.D117:.D121])" office:value-type="float" office:value="11.6">
            <text:p>11,6</text:p>
          </table:table-cell>
          <table:table-cell table:formula="of:=AVERAGE([.E117:.E121])"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821296296">
            <text:p>4/2/2013 13:58:16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formula="of:=AVERAGE([.B118:.B122])" office:value-type="float" office:value="28">
            <text:p>28</text:p>
          </table:table-cell>
          <table:table-cell table:formula="of:=AVERAGE([.C118:.C122])" office:value-type="float" office:value="9.25">
            <text:p>9,25</text:p>
          </table:table-cell>
          <table:table-cell table:formula="of:=AVERAGE([.D118:.D122])" office:value-type="float" office:value="12.75">
            <text:p>12,75</text:p>
          </table:table-cell>
          <table:table-cell table:formula="of:=AVERAGE([.E118:.E122])" office:value-type="float" office:value="4.75">
            <text:p>4,75</text:p>
          </table:table-cell>
          <table:table-cell table:number-columns-repeated="246"/>
        </table:table-row>
        <table:table-row table:style-name="ro1">
          <table:table-cell table:style-name="ce2" office:value-type="float" office:value="41366.5916666667">
            <text:p>4/2/2013 14:12: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formula="of:=AVERAGE([.B119:.B123])" office:value-type="float" office:value="28">
            <text:p>28</text:p>
          </table:table-cell>
          <table:table-cell table:formula="of:=AVERAGE([.C119:.C123])" office:value-type="float" office:value="7.33333333333333">
            <text:p>7,3333333333</text:p>
          </table:table-cell>
          <table:table-cell table:formula="of:=AVERAGE([.D119:.D123])" office:value-type="float" office:value="12.6666666666667">
            <text:p>12,6666666667</text:p>
          </table:table-cell>
          <table:table-cell table:formula="of:=AVERAGE([.E119:.E123])" office:value-type="float" office:value="6.33333333333333">
            <text:p>6,3333333333</text:p>
          </table:table-cell>
          <table:table-cell/>
          <table:table-cell table:formula="of:=AVERAGE([.B119:.B122])" office:value-type="float" office:value="28">
            <text:p>28</text:p>
          </table:table-cell>
          <table:table-cell table:formula="of:=AVERAGE([.C119:.C122])" office:value-type="float" office:value="7.33333333333333">
            <text:p>7,3333333333</text:p>
          </table:table-cell>
          <table:table-cell table:formula="of:=AVERAGE([.D119:.D122])" office:value-type="float" office:value="12.6666666666667">
            <text:p>12,6666666667</text:p>
          </table:table-cell>
          <table:table-cell table:number-columns-repeated="242"/>
        </table:table-row>
        <table:table-row table:style-name="ro1">
          <table:table-cell table:style-name="ce2" office:value-type="float" office:value="41366.6081481482">
            <text:p>4/2/2013 14:35:44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formula="of:=AVERAGE([.B120:.B124])" office:value-type="float" office:value="28">
            <text:p>28</text:p>
          </table:table-cell>
          <table:table-cell table:formula="of:=AVERAGE([.C120:.C124])" office:value-type="float" office:value="11">
            <text:p>11</text:p>
          </table:table-cell>
          <table:table-cell table:formula="of:=AVERAGE([.D120:.D124])" office:value-type="float" office:value="10.5">
            <text:p>10,5</text:p>
          </table:table-cell>
          <table:table-cell table:formula="of:=AVERAGE([.E120:.E124])" office:value-type="float" office:value="9.5">
            <text:p>9,5</text:p>
          </table:table-cell>
          <table:table-cell/>
          <table:table-cell table:formula="of:=AVERAGE([.B120:.B123])" office:value-type="float" office:value="28">
            <text:p>28</text:p>
          </table:table-cell>
          <table:table-cell table:formula="of:=AVERAGE([.C120:.C123])" office:value-type="float" office:value="11">
            <text:p>11</text:p>
          </table:table-cell>
          <table:table-cell table:formula="of:=AVERAGE([.D120:.D123])" office:value-type="float" office:value="10.5">
            <text:p>10,5</text:p>
          </table:table-cell>
          <table:table-cell table:number-columns-repeated="242"/>
        </table:table-row>
        <table:table-row table:style-name="ro1">
          <table:table-cell table:style-name="ce2" office:value-type="float" office:value="41366.587962963">
            <text:p>4/2/2013 14:06:40</text:p>
          </table:table-cell>
          <table:table-cell table:style-name="ce3" office:value-type="string">
            <text:p>x christian (#?)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8">
            <text:p>18</text:p>
          </table:table-cell>
          <table:table-cell table:number-columns-repeated="250"/>
        </table:table-row>
        <table:table-row table:style-name="ro2" table:number-rows-repeated="1048454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/>
      <table:database-ranges>
        <table:database-range table:name="__Anonymous_Sheet_DB__0" table:target-range-address="'Réponses de formulaire'.A2:'Réponses de formulaire'.AMI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1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1">
      <number:text-content/>
      <style:map style:condition="value()&gt;=0" style:apply-style-name="N121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 style:data-style-name="N2" text:time-value="0000-00-00T02:13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ponses_20_de_20_formulaire" style:display-name="PageStyle_Réponses de formulai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6T02:14:47</dc:date>
    <meta:editing-duration>P0D</meta:editing-duration>
    <meta:editing-cycles>2</meta:editing-cycles>
    <meta:generator>LibreOffice/3.6$Linux_X86_64 LibreOffice_project/360m1$Build-2</meta:generator>
    <meta:document-statistic meta:table-count="1" meta:cell-count="782" meta:object-count="0"/>
  </office:meta>
</office:document-meta>
</file>